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5373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5373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7.96395833333333cm" style:use-optimal-column-width="true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IF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<text:s/>EQUIPAMENTO PÚBLICO</text:p>
          </table:table-cell>
          <table:table-cell table:style-name="ce2"/>
          <table:table-cell office:value-type="string" table:style-name="ce3">
            <text:p>REFERÊNCIA</text:p>
          </table:table-cell>
          <table:table-cell office:value-type="string" table:style-name="ce3">
            <text:p>OBSERVAÇÃ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AÇA GENÉSIO QUEIROZ - PRAÇA DA JUVENTUDE DO EDSON QUEIROZ</text:p>
          </table:table-cell>
          <table:table-cell table:style-name="ce4"/>
          <table:table-cell office:value-type="string" table:style-name="ce4">
            <text:p>RUA GUIDO FURTADO PINTO C/ DEOLINDA BARRET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S LEÕES</text:p>
          </table:table-cell>
          <table:table-cell table:style-name="ce4"/>
          <table:table-cell office:value-type="string" table:style-name="ce4">
            <text:p>RUA GENERAL BIZERRIL COM VISCONDE DE SABÓIA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BAIRRO EMPREENDEDOR BOM JARDIM</text:p>
          </table:table-cell>
          <table:table-cell table:style-name="ce4"/>
          <table:table-cell office:value-type="string" table:style-name="ce4">
            <text:p>AV. OSCAR ARARIPE, 1030<text:s/>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M LUSTOSA</text:p>
          </table:table-cell>
          <table:table-cell table:style-name="ce4"/>
          <table:table-cell office:value-type="string" table:style-name="ce4">
            <text:p>RUA MIRAMAR DA PONTE C/ PROF EDGARD ARRUDA<text:s/>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O JARDIM AMÉRICA (FREI GALVÃO)</text:p>
          </table:table-cell>
          <table:table-cell table:style-name="ce4"/>
          <table:table-cell office:value-type="string" table:style-name="ce4">
            <text:p>RUA DELMIRO DE FARIAS C/ RUA CARLOS CÂMA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CANTEIRO CENTRAL CALÇADÃO CRASA</text:p>
          </table:table-cell>
          <table:table-cell table:style-name="ce4"/>
          <table:table-cell office:value-type="string" table:style-name="ce4">
            <text:p>AV JOSÉ JATAHY C/ DUQUE DE CAXIAS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A IGREJA SÃO JOSÉ (LAGOA REDONDA)</text:p>
          </table:table-cell>
          <table:table-cell table:style-name="ce4"/>
          <table:table-cell office:value-type="string" table:style-name="ce4">
            <text:p>AV JOSÉ ARTHUR DE CARVALHO COM RUA ALFREDO CORREI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CENTRAL CIDADE 2000</text:p>
          </table:table-cell>
          <table:table-cell table:style-name="ce4"/>
          <table:table-cell office:value-type="string" table:style-name="ce4">
            <text:p>AV CENTRAL C/ ALAMEDA DAS CAMÉLIAS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A JUVENTUDE (GRANJA PORTUGAL)</text:p>
          </table:table-cell>
          <table:table-cell table:style-name="ce4"/>
          <table:table-cell office:value-type="string" table:style-name="ce4">
            <text:p>RUA EMÍLIO DE MENEZES C/ ANTONIO NERI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BAIRRO EMPREENDEDOR SERVILUZ ( PRAÇA DO CEU)</text:p>
          </table:table-cell>
          <table:table-cell table:style-name="ce4"/>
          <table:table-cell office:value-type="string" table:style-name="ce4">
            <text:p>RUA VENEZA 26-23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A IGREJA N. SRA. DA CONCEIÇÃO</text:p>
          </table:table-cell>
          <table:table-cell table:style-name="ce4"/>
          <table:table-cell office:value-type="string" table:style-name="ce4">
            <text:p>RUA PADRE PEDRO ALENCAR C/ TENENTE JURANDIR ALENCAR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 ESPORTE DO COPACABANA</text:p>
          </table:table-cell>
          <table:table-cell table:style-name="ce4"/>
          <table:table-cell office:value-type="string" table:style-name="ce4">
            <text:p>RUA DR. MIGUEL COUTO COM RUA COPÉRNIC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A REPÚBLICA</text:p>
          </table:table-cell>
          <table:table-cell table:style-name="ce4"/>
          <table:table-cell office:value-type="string" table:style-name="ce4">
            <text:p>RUA ALAGOAS, ENTRE MINAS GERAIS E GOIÁ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PADRE CÍCERO</text:p>
          </table:table-cell>
          <table:table-cell table:style-name="ce4"/>
          <table:table-cell office:value-type="string" table:style-name="ce4">
            <text:p>RUA JOÃO DE ARAÚJO LIMA COM BERNARDO MANUEL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WALDIR CAMPOS</text:p>
          </table:table-cell>
          <table:table-cell table:style-name="ce4"/>
          <table:table-cell office:value-type="string" table:style-name="ce4">
            <text:p>AV MOZART PINHEIRO DE LUCENA, ENTRE RUAS TEN. ELIEZER COSTA E RUA MENEZES DE OLIVEI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JARDIM FLUMINENSE</text:p>
          </table:table-cell>
          <table:table-cell table:style-name="ce4"/>
          <table:table-cell office:value-type="string" table:style-name="ce4">
            <text:p>RUA K C/ RUA E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JARDIM JAPONÊS</text:p>
          </table:table-cell>
          <table:table-cell table:style-name="ce4"/>
          <table:table-cell office:value-type="string" table:style-name="ce4">
            <text:p>AV. BEIRA MAR C/ RUA JOSÉ NAPOLEÃ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A IGREJA DA GLÓRIA</text:p>
          </table:table-cell>
          <table:table-cell table:style-name="ce4"/>
          <table:table-cell office:value-type="string" table:style-name="ce4">
            <text:p>AV. OLIVEIRA PAIVA C/ DESEMBARGADOR GONZAGA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FRANCISCO RODRIGUES SANCHO</text:p>
          </table:table-cell>
          <table:table-cell table:style-name="ce4"/>
          <table:table-cell office:value-type="string" table:style-name="ce4">
            <text:p>RUA BENTO ALBUQUERQUE C/ RUA DR. GILBERTO STUDART C/ RUA DR. RIBAMAR LOBO E RUA FCO MATO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LUIZA TÁVORA</text:p>
          </table:table-cell>
          <table:table-cell table:style-name="ce4"/>
          <table:table-cell office:value-type="string" table:style-name="ce4">
            <text:p>RUA COSTA BARROS C/ RUA CARLOS VASCONCELO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SÍTIO SÃO JOÃO</text:p>
          </table:table-cell>
          <table:table-cell table:style-name="ce4"/>
          <table:table-cell office:value-type="string" table:style-name="ce4">
            <text:p>RUA VERDE, 41 COM RUA VERDE 5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SÃO JOSÉ</text:p>
          </table:table-cell>
          <table:table-cell table:style-name="ce4"/>
          <table:table-cell office:value-type="string" table:style-name="ce4">
            <text:p>RUA CARVALHO NOGUEIRA C/ SIQUEIRA CAMPO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PLANALTO VITÓRIA</text:p>
          </table:table-cell>
          <table:table-cell table:style-name="ce4"/>
          <table:table-cell office:value-type="string" table:style-name="ce4">
            <text:p>RUA 15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 RIACHO DOCE</text:p>
          </table:table-cell>
          <table:table-cell table:style-name="ce4"/>
          <table:table-cell office:value-type="string" table:style-name="ce4">
            <text:p>RUA AMOR PERFEITO C/ ÁLVARO GARRIDO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JOAQUIM NOGUEIRA</text:p>
          </table:table-cell>
          <table:table-cell table:style-name="ce4"/>
          <table:table-cell office:value-type="string" table:style-name="ce4">
            <text:p>RUA PADRE PEREIRA PERDIGÃO SAMPAIO C/ RUA VICENTE DE PAUL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CONJUNTO DOS BANCÁRIOS</text:p>
          </table:table-cell>
          <table:table-cell table:style-name="ce4"/>
          <table:table-cell office:value-type="string" table:style-name="ce4">
            <text:p>RUA 22 C/ RUA 43</text:p>
          </table:table-cell>
          <table:table-cell office:value-type="string" table:style-name="ce4">
            <text:p>EQUIPAMENTO FURTADO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RAÇA DA BANDEIRA</text:p>
          </table:table-cell>
          <table:table-cell table:style-name="ce4"/>
          <table:table-cell office:value-type="string" table:style-name="ce4">
            <text:p>RUA METON DE ALENCAR C/ SENADOR POMPEU<text:s/>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PATRÃO MOR AGUIAR</text:p>
          </table:table-cell>
          <table:table-cell table:style-name="ce4"/>
          <table:table-cell office:value-type="string" table:style-name="ce4">
            <text:p>AV FRANCISCO SÁ C/ AV. PASTEUR<text:s/>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IPIRANGA</text:p>
          </table:table-cell>
          <table:table-cell table:style-name="ce4"/>
          <table:table-cell office:value-type="string" table:style-name="ce4">
            <text:p>RUA MAJOR CELESTINO C/ PEDRO MEL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A PAZ DOM HELDER CÂMARA</text:p>
          </table:table-cell>
          <table:table-cell table:style-name="ce4"/>
          <table:table-cell office:value-type="string" table:style-name="ce4">
            <text:p>AV. DIOGUINHO C/ AV. SANTOS DUMONT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MARTINS DOURADO</text:p>
          </table:table-cell>
          <table:table-cell table:style-name="ce4"/>
          <table:table-cell office:value-type="string" table:style-name="ce4">
            <text:p>RUA BENTO ALBUQUERQUE C/ ALMEIDA PRAD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5">
            <text:p>PRAÇA DA LBA</text:p>
          </table:table-cell>
          <table:table-cell table:style-name="ce5"/>
          <table:table-cell office:value-type="string" table:style-name="ce6">
            <text:p>AV SORIANO ALBUQUERQUE, S/N C/ RUA JOÃO CORDEIR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ARI DE SÁ</text:p>
          </table:table-cell>
          <table:table-cell table:style-name="ce4"/>
          <table:table-cell office:value-type="string" table:style-name="ce4">
            <text:p>AV. JOVITA FEITOSA C/ RUA CRUZ SALDANH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JOSÉ CARLOS GASPAR</text:p>
          </table:table-cell>
          <table:table-cell table:style-name="ce4"/>
          <table:table-cell office:value-type="string" table:style-name="ce4">
            <text:p>RUA WALDEMAR HOLANDA C/ RUA ANDRÉ REBOUÇAS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PRAÇA LUIZ GONZAGA (POLO DE LAZER)</text:p>
          </table:table-cell>
          <table:table-cell table:style-name="ce5"/>
          <table:table-cell office:value-type="string" table:style-name="ce4">
            <text:p>RUA ALANIS MARIA C/ RUA ARENINHA C/ RUA SEISCENTOS DOIS E AV. MIN. ALBUQUERQUE LIMA</text:p>
          </table:table-cell>
          <table:table-cell office:value-type="string" table:style-name="ce4">
            <text:p>INDISPONÍVEL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RAÇA JOÃO PAULO II</text:p>
          </table:table-cell>
          <table:table-cell table:style-name="ce4"/>
          <table:table-cell office:value-type="string" table:style-name="ce4">
            <text:p>RUA 16 C/ RUA 5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CAMPO ESTRELA JANGURUSSU</text:p>
          </table:table-cell>
          <table:table-cell table:style-name="ce4"/>
          <table:table-cell office:value-type="string" table:style-name="ce4">
            <text:p>TRAVESSA JAIR RODRIGUES C/ RUA MANUEL DE CASTRO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OS VOLUNTÁRIOS</text:p>
          </table:table-cell>
          <table:table-cell table:style-name="ce4"/>
          <table:table-cell office:value-type="string" table:style-name="ce4">
            <text:p>RUA GENERAL BIZERRIL C/ RUA PERBOIRE E SILVA C/ RUA DO ROSÁRIO C/ RUA MONS. LUIS ROCH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MORRO DE SANTA TEREZINHA</text:p>
          </table:table-cell>
          <table:table-cell table:style-name="ce4"/>
          <table:table-cell office:value-type="string" table:style-name="ce4">
            <text:p>AV. VICENTE DE CASTRO (EM FRENTE AO IATE CLUBE)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PIO X </text:p>
          </table:table-cell>
          <table:table-cell table:style-name="ce4"/>
          <table:table-cell office:value-type="string" table:style-name="ce4">
            <text:p>RUA MATADOURO C/ RUA JOANA CRAVEIRO C/ RUA EDSON BRASIL</text:p>
          </table:table-cell>
          <table:table-cell office:value-type="string" table:style-name="ce4">
            <text:p>EM REFOR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AÇA SANTA CECÍLIA</text:p>
          </table:table-cell>
          <table:table-cell table:style-name="ce4"/>
          <table:table-cell office:value-type="string" table:style-name="ce4">
            <text:p>RUA CORONEL JOÃO CORREIA C/ AV. CEL VIRGÍLIO NOGUEI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FARIAS BRITO</text:p>
          </table:table-cell>
          <table:table-cell table:style-name="ce4"/>
          <table:table-cell office:value-type="string" table:style-name="ce4">
            <text:p>RUA 9 C/ RUA 5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PRISCO BEZERRA</text:p>
          </table:table-cell>
          <table:table-cell table:style-name="ce4"/>
          <table:table-cell office:value-type="string" table:style-name="ce4">
            <text:p>AV. HUMBERTO MONTE X AV. PROF. ANDRADE FURTADO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CORONEL JOÃO PONTES</text:p>
          </table:table-cell>
          <table:table-cell table:style-name="ce4"/>
          <table:table-cell office:value-type="string" table:style-name="ce4">
            <text:p>RUA BENJAMIN BARROSO (ROTATÓRIA)</text:p>
          </table:table-cell>
          <table:table-cell office:value-type="string" table:style-name="ce4">
            <text:p>SEM RÁDI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AÇA 1 DE MAIO</text:p>
          </table:table-cell>
          <table:table-cell table:style-name="ce4"/>
          <table:table-cell office:value-type="string" table:style-name="ce4">
            <text:p>RUA JOSÉ PEDRA C/ TRAVESSA JOSÉ PEDRA C/ RUA AFONSO LOPE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ÁREA VERDE BOSQUE DO BEM</text:p>
          </table:table-cell>
          <table:table-cell table:style-name="ce4"/>
          <table:table-cell office:value-type="string" table:style-name="ce4">
            <text:p>RUA HERÁCLITO DOMINGUES C/ RUA DR. HÉLIO VIAN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 BEIRA RIO</text:p>
          </table:table-cell>
          <table:table-cell table:style-name="ce4"/>
          <table:table-cell office:value-type="string" table:style-name="ce4">
            <text:p>RUA 29 C/ RUA 22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O FERREIRA</text:p>
          </table:table-cell>
          <table:table-cell table:style-name="ce4"/>
          <table:table-cell office:value-type="string" table:style-name="ce4">
            <text:p>RUA FLORIANO PEIXOTO C/ TRAVESSA PARÁ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PORTUGAL</text:p>
          </table:table-cell>
          <table:table-cell table:style-name="ce4"/>
          <table:table-cell office:value-type="string" table:style-name="ce4">
            <text:p>AV. DOM LUÍS C/ AV. DESEMBARGADOR MOREIRA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DA IMPRENSA CHANCELER EDSON QUEIROZ</text:p>
          </table:table-cell>
          <table:table-cell table:style-name="ce4"/>
          <table:table-cell office:value-type="string" table:style-name="ce4">
            <text:p>AV. DESEMBARGADOR MOREIRA C/ ANTÔNIO SALES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PRAÇA CARLOS ALBERTO STUDART GOMES (PRAÇA DAS FLORES)</text:p>
          </table:table-cell>
          <table:table-cell table:style-name="ce4"/>
          <table:table-cell office:value-type="string" table:style-name="ce4">
            <text:p>AV. DESEMBARGADOR MOREIRA C/ PADRE ANTÔNIO TOMÁS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LARGO TRAVESSA CRATO</text:p>
          </table:table-cell>
          <table:table-cell table:style-name="ce4"/>
          <table:table-cell office:value-type="string" table:style-name="ce4">
            <text:p>RUA CRATO<text:s/>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JOÃO XXIII</text:p>
          </table:table-cell>
          <table:table-cell table:style-name="ce4"/>
          <table:table-cell office:value-type="string" table:style-name="ce4">
            <text:p>RUA PERDIGÃO DE OLIVEIRA C/ RUA MELO DE OLIVEI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MAUÁ</text:p>
          </table:table-cell>
          <table:table-cell table:style-name="ce4"/>
          <table:table-cell office:value-type="string" table:style-name="ce4">
            <text:p>RUA GUANABARA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NOSSA SRA DE FÁTIMA</text:p>
          </table:table-cell>
          <table:table-cell table:style-name="ce4"/>
          <table:table-cell office:value-type="string" table:style-name="ce4">
            <text:p>AV. 13 DE MAIO C/ RUA DOM SEBASTIÃO LEME</text:p>
          </table:table-cell>
          <table:table-cell table:style-name="ce4"/>
          <table:table-cell table:number-columns-repeated="16380"/>
        </table:table-row>
        <table:table-row table:style-name="ro4">
          <table:table-cell office:value-type="string" table:style-name="ce4">
            <text:p>PRAÇA DA GENTILÂNDIA</text:p>
          </table:table-cell>
          <table:table-cell table:style-name="ce4"/>
          <table:table-cell office:value-type="string" table:style-name="ce4">
            <text:p>RUA MARECHAL DEODORO C/ RUA PAULINO NOGUEIRA</text:p>
          </table:table-cell>
          <table:table-cell office:value-type="string" table:style-name="ce4">
            <text:p>POSSIVELMENTE INSTALADO EM UMA PRAÇA NAS PROXIMIDADES. EM CONTATO COM A MOB PARA SOLUÇÃ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LO DE LAZER DO CONJUNTO ESPERANÇA (E ARENINHA)</text:p>
          </table:table-cell>
          <table:table-cell table:style-name="ce4"/>
          <table:table-cell office:value-type="string" table:style-name="ce4">
            <text:p>AV. PENETRAÇÃO OESTE 2-136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UV3 CONJUNTO CEARÁ</text:p>
          </table:table-cell>
          <table:table-cell table:style-name="ce4"/>
          <table:table-cell office:value-type="string" table:style-name="ce4">
            <text:p>RUA 333B</text:p>
          </table:table-cell>
          <table:table-cell table:style-name="ce4"/>
          <table:table-cell table:number-columns-repeated="16380"/>
        </table:table-row>
        <table:table-row table:style-name="ro3">
          <table:table-cell office:value-type="string" table:style-name="ce4">
            <text:p>PRAÇA DEPUTADO PAULO BENEVIDES</text:p>
          </table:table-cell>
          <table:table-cell table:style-name="ce4"/>
          <table:table-cell office:value-type="string" table:style-name="ce4">
            <text:p>RUA ANGÉLICA GURGEL C/ RUA CHICO FRANÇA</text:p>
          </table:table-cell>
          <table:table-cell office:value-type="string" table:style-name="ce4">
            <text:p>EM REFORMA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OLO DE LAZER LAGO JACAREY</text:p>
          </table:table-cell>
          <table:table-cell table:style-name="ce4"/>
          <table:table-cell office:value-type="string" table:style-name="ce4">
            <text:p>AV. VIEIRA WEYNE C/ RUA BOTELHO MAGALHÃES<text:s/></text:p>
          </table:table-cell>
          <table:table-cell table:style-name="ce4"/>
          <table:table-cell table:number-columns-repeated="16380"/>
        </table:table-row>
        <table:table-row table:style-name="ro5">
          <table:table-cell office:value-type="string" table:number-columns-spanned="1" table:number-rows-spanned="8" table:style-name="ce8">
            <text:p>ÁREA PRAIA DE IRACEMA</text:p>
          </table:table-cell>
          <table:table-cell office:value-type="string" table:style-name="ce7">
            <text:p>POSTE 38</text:p>
          </table:table-cell>
          <table:table-cell office:value-type="string" table:style-name="ce4">
            <text:p>LATITUDE</text:p>
            <text:p>-3.72101</text:p>
            <text:p>LONGITUDE</text:p>
            <text:p>-38.5091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9</text:p>
          </table:table-cell>
          <table:table-cell office:value-type="string" table:style-name="ce4">
            <text:p>LATITUDE</text:p>
            <text:p>-3.72044</text:p>
            <text:p>LONGITUDE</text:p>
            <text:p>-38.5103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0</text:p>
          </table:table-cell>
          <table:table-cell office:value-type="string" table:style-name="ce4">
            <text:p>LATITUDE</text:p>
            <text:p>-3.72015</text:p>
            <text:p>LONGITUDE</text:p>
            <text:p>-38.5115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1</text:p>
          </table:table-cell>
          <table:table-cell office:value-type="string" table:style-name="ce4">
            <text:p>LATITUDE</text:p>
            <text:p>-3.7196</text:p>
            <text:p>LONGITUDE</text:p>
            <text:p>-38.5127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2</text:p>
          </table:table-cell>
          <table:table-cell office:value-type="string" table:style-name="ce4">
            <text:p>LATITUDE</text:p>
            <text:p>-3.71922</text:p>
            <text:p>LONGITUDE</text:p>
            <text:p>-38.5132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3</text:p>
          </table:table-cell>
          <table:table-cell office:value-type="string" table:style-name="ce4">
            <text:p>LATITUDE</text:p>
            <text:p>-3.71902</text:p>
            <text:p>LONGITUDE</text:p>
            <text:p>-38.5148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4</text:p>
          </table:table-cell>
          <table:table-cell office:value-type="string" table:style-name="ce4">
            <text:p>LATITUDE</text:p>
            <text:p>-3.71879</text:p>
            <text:p>LONGITUDE</text:p>
            <text:p>-38.5159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45</text:p>
          </table:table-cell>
          <table:table-cell office:value-type="string" table:style-name="ce4">
            <text:p>LATITUDE</text:p>
            <text:p>-3.71864</text:p>
            <text:p>LONGITUDE</text:p>
            <text:p>-38.517</text:p>
          </table:table-cell>
          <table:table-cell table:style-name="ce4"/>
          <table:table-cell table:number-columns-repeated="16380"/>
        </table:table-row>
        <table:table-row table:style-name="ro5">
          <table:table-cell office:value-type="string" table:number-columns-spanned="1" table:number-rows-spanned="37" table:style-name="ce9">
            <text:p>CALÇADÃO BEIRA-MAR</text:p>
          </table:table-cell>
          <table:table-cell office:value-type="string" table:style-name="ce7">
            <text:p>POSTE 01</text:p>
          </table:table-cell>
          <table:table-cell office:value-type="string" table:style-name="ce4">
            <text:p>LATITUDE</text:p>
            <text:p>-3.7218</text:p>
            <text:p>LONGITUDE</text:p>
            <text:p>-38.4793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2</text:p>
          </table:table-cell>
          <table:table-cell office:value-type="string" table:style-name="ce4">
            <text:p>LATITUDE</text:p>
            <text:p>-3.72209</text:p>
            <text:p>LONGITUDE</text:p>
            <text:p>-38.4804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3</text:p>
          </table:table-cell>
          <table:table-cell office:value-type="string" table:style-name="ce4">
            <text:p>LATITUDE</text:p>
            <text:p>-3.72263</text:p>
            <text:p>LONGITUDE</text:p>
            <text:p>-38.4819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4</text:p>
          </table:table-cell>
          <table:table-cell office:value-type="string" table:style-name="ce4">
            <text:p>LATITUDE</text:p>
            <text:p>-3.72293</text:p>
            <text:p>LONGITUDE</text:p>
            <text:p>-38.483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5</text:p>
          </table:table-cell>
          <table:table-cell office:value-type="string" table:style-name="ce4">
            <text:p>LATITUDE</text:p>
            <text:p>-3.72316</text:p>
            <text:p>LONGITUDE</text:p>
            <text:p>-38.484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6</text:p>
          </table:table-cell>
          <table:table-cell office:value-type="string" table:style-name="ce4">
            <text:p>LATITUDE</text:p>
            <text:p>-3.72321</text:p>
            <text:p>LONGITUDE</text:p>
            <text:p>-38.4848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7</text:p>
          </table:table-cell>
          <table:table-cell office:value-type="string" table:style-name="ce4">
            <text:p>LATITUDE</text:p>
            <text:p>-3.72325</text:p>
            <text:p>LONGITUDE</text:p>
            <text:p>-38.4861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8</text:p>
          </table:table-cell>
          <table:table-cell office:value-type="string" table:style-name="ce4">
            <text:p>LATITUDE</text:p>
            <text:p>-3.72329</text:p>
            <text:p>LONGITUDE</text:p>
            <text:p>-38.4875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09</text:p>
          </table:table-cell>
          <table:table-cell office:value-type="string" table:style-name="ce4">
            <text:p>LATITUDE</text:p>
            <text:p>-3.72361</text:p>
            <text:p>LONGITUDE</text:p>
            <text:p>-38.4886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0</text:p>
          </table:table-cell>
          <table:table-cell office:value-type="string" table:style-name="ce4">
            <text:p>LATITUDE</text:p>
            <text:p>-3.72418</text:p>
            <text:p>LONGITUDE</text:p>
            <text:p>-38.4899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1</text:p>
          </table:table-cell>
          <table:table-cell office:value-type="string" table:style-name="ce4">
            <text:p>LATITUDE</text:p>
            <text:p>-3.72503</text:p>
            <text:p>LONGITUDE</text:p>
            <text:p>-38.4907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2</text:p>
          </table:table-cell>
          <table:table-cell office:value-type="string" table:style-name="ce4">
            <text:p>LATITUDE</text:p>
            <text:p>-3.72557</text:p>
            <text:p>LONGITUDE</text:p>
            <text:p>-38.4916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3</text:p>
          </table:table-cell>
          <table:table-cell office:value-type="string" table:style-name="ce4">
            <text:p>LATITUDE</text:p>
            <text:p>-3.72573</text:p>
            <text:p>LONGITUDE</text:p>
            <text:p>-38.4927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4</text:p>
          </table:table-cell>
          <table:table-cell office:value-type="string" table:style-name="ce4">
            <text:p>LATITUDE</text:p>
            <text:p>-3.7259</text:p>
            <text:p>LONGITUDE</text:p>
            <text:p>-38.4939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5</text:p>
          </table:table-cell>
          <table:table-cell office:value-type="string" table:style-name="ce4">
            <text:p>LATITUDE</text:p>
            <text:p>-3.72505</text:p>
            <text:p>LONGITUDE</text:p>
            <text:p>-38.4943</text:p>
          </table:table-cell>
          <table:table-cell office:value-type="string" table:style-name="ce4">
            <text:p>2 RÁDIOS ; CALÇADÃO PRÓXIMO AO MAR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6</text:p>
          </table:table-cell>
          <table:table-cell office:value-type="string" table:style-name="ce4">
            <text:p>LATITUDE</text:p>
            <text:p>-3.72606</text:p>
            <text:p>LONGITUDE</text:p>
            <text:p>-38.4951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7</text:p>
          </table:table-cell>
          <table:table-cell office:value-type="string" table:style-name="ce4">
            <text:p>LATITUDE</text:p>
            <text:p>-3.72475</text:p>
            <text:p>LONGITUDE</text:p>
            <text:p>-38.4958</text:p>
          </table:table-cell>
          <table:table-cell office:value-type="string" table:style-name="ce4">
            <text:p>2 RÁDIOS ; NO CALÇADÃO PRÓXIMO AO MAR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8</text:p>
          </table:table-cell>
          <table:table-cell office:value-type="string" table:style-name="ce4">
            <text:p>LATITUDE</text:p>
            <text:p>-3.72585</text:p>
            <text:p>LONGITUDE</text:p>
            <text:p>-38.4961</text:p>
          </table:table-cell>
          <table:table-cell office:value-type="string" table:style-name="ce4">
            <text:p>2 RÁDIOS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19</text:p>
          </table:table-cell>
          <table:table-cell office:value-type="string" table:style-name="ce4">
            <text:p>LATITUDE</text:p>
            <text:p>-3.72477</text:p>
            <text:p>LONGITUDE</text:p>
            <text:p>-38.4969</text:p>
          </table:table-cell>
          <table:table-cell office:value-type="string" table:style-name="ce4">
            <text:p>NO CALÇADÃO PRÓXIMO AO MAR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0</text:p>
          </table:table-cell>
          <table:table-cell office:value-type="string" table:style-name="ce4">
            <text:p>LATITUDE</text:p>
            <text:p>-3.72561</text:p>
            <text:p>LONGITUDE</text:p>
            <text:p>-38.4972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1</text:p>
          </table:table-cell>
          <table:table-cell office:value-type="string" table:style-name="ce4">
            <text:p>LATITUDE</text:p>
            <text:p>-3.72535</text:p>
            <text:p>LONGITUDE</text:p>
            <text:p>-38.4982</text:p>
          </table:table-cell>
          <table:table-cell table:style-name="ce4"/>
          <table:table-cell table:number-columns-repeated="16380"/>
        </table:table-row>
        <table:table-row table:style-name="ro3">
          <table:covered-table-cell/>
          <table:table-cell office:value-type="string" table:style-name="ce7">
            <text:p>POSTE 22</text:p>
          </table:table-cell>
          <table:table-cell table:style-name="ce4"/>
          <table:table-cell office:value-type="string" table:style-name="ce4">
            <text:p>S/ RÁDIO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7">
            <text:p>POSTE 23</text:p>
          </table:table-cell>
          <table:table-cell table:style-name="ce4"/>
          <table:table-cell office:value-type="string" table:style-name="ce4">
            <text:p>S/ RÁDIO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4</text:p>
          </table:table-cell>
          <table:table-cell office:value-type="string" table:style-name="ce4">
            <text:p>LATITUDE</text:p>
            <text:p>-3.72446</text:p>
            <text:p>LONGITUDE</text:p>
            <text:p>-38.499</text:p>
          </table:table-cell>
          <table:table-cell office:value-type="string" table:style-name="ce4">
            <text:p>NO CALÇADÃO PRÓXIMO AO MAR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5</text:p>
          </table:table-cell>
          <table:table-cell office:value-type="string" table:style-name="ce4">
            <text:p>LATITUDE</text:p>
            <text:p>-3.72483</text:p>
            <text:p>LONGITUDE</text:p>
            <text:p>-38.5001</text:p>
          </table:table-cell>
          <table:table-cell table:style-name="ce4"/>
          <table:table-cell table:number-columns-repeated="16380"/>
        </table:table-row>
        <table:table-row table:style-name="ro3">
          <table:covered-table-cell/>
          <table:table-cell office:value-type="string" table:style-name="ce7">
            <text:p>POSTE 26</text:p>
          </table:table-cell>
          <table:table-cell table:style-name="ce4"/>
          <table:table-cell office:value-type="string" table:style-name="ce4">
            <text:p>S/ RÁDIO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7</text:p>
          </table:table-cell>
          <table:table-cell office:value-type="string" table:style-name="ce4">
            <text:p>LATITUDE</text:p>
            <text:p>-3.72453</text:p>
            <text:p>LONGITUDE</text:p>
            <text:p>-38.5012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8</text:p>
          </table:table-cell>
          <table:table-cell office:value-type="string" table:style-name="ce4">
            <text:p>LATITUDE</text:p>
            <text:p>-3.72429</text:p>
            <text:p>LONGITUDE</text:p>
            <text:p>-38.5021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29</text:p>
          </table:table-cell>
          <table:table-cell office:value-type="string" table:style-name="ce4">
            <text:p>LATITUDE</text:p>
            <text:p>-3.72386</text:p>
            <text:p>LONGITUDE</text:p>
            <text:p>-38.5032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0</text:p>
          </table:table-cell>
          <table:table-cell office:value-type="string" table:style-name="ce4">
            <text:p>LATITUDE</text:p>
            <text:p>-3.72339</text:p>
            <text:p>LONGITUDE</text:p>
            <text:p>-38.5042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1</text:p>
          </table:table-cell>
          <table:table-cell office:value-type="string" table:style-name="ce4">
            <text:p>LATITUDE</text:p>
            <text:p>-3.72301</text:p>
            <text:p>LONGITUDE</text:p>
            <text:p>-38.5051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2</text:p>
          </table:table-cell>
          <table:table-cell office:value-type="string" table:style-name="ce4">
            <text:p>LATITUDE</text:p>
            <text:p>-3.72342</text:p>
            <text:p>LONGITUDE</text:p>
            <text:p>-38.5054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3</text:p>
          </table:table-cell>
          <table:table-cell office:value-type="string" table:style-name="ce4">
            <text:p>LATITUDE</text:p>
            <text:p>-3.72304</text:p>
            <text:p>LONGITUDE</text:p>
            <text:p>-38.5063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4</text:p>
          </table:table-cell>
          <table:table-cell office:value-type="string" table:style-name="ce4">
            <text:p>LATITUDE</text:p>
            <text:p>-3.72259</text:p>
            <text:p>LONGITUDE</text:p>
            <text:p>-38.5073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5</text:p>
          </table:table-cell>
          <table:table-cell office:value-type="string" table:style-name="ce4">
            <text:p>LATITUDE</text:p>
            <text:p>-3.72234</text:p>
            <text:p>LONGITUDE</text:p>
            <text:p>-38.5078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6</text:p>
          </table:table-cell>
          <table:table-cell office:value-type="string" table:style-name="ce4">
            <text:p>LATITUDE</text:p>
            <text:p>-3.72203</text:p>
            <text:p>LONGITUDE</text:p>
            <text:p>-38.5084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7">
            <text:p>POSTE 37</text:p>
          </table:table-cell>
          <table:table-cell office:value-type="string" table:style-name="ce4">
            <text:p>LATITUDE</text:p>
            <text:p>-3.72147</text:p>
            <text:p>LONGITUDE</text:p>
            <text:p>-38.5093</text:p>
          </table:table-cell>
          <table:table-cell table:style-name="ce4"/>
          <table:table-cell table:number-columns-repeated="16380"/>
        </table:table-row>
        <table:table-row table:number-rows-repeated="10484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Gustavo Nobrega</meta:initial-creator>
    <dc:creator>Marcos Souza</dc:creator>
    <meta:creation-date>2021-10-08T14:20:05Z</meta:creation-date>
    <dc:date>2021-11-11T14:21:32Z</dc:date>
  </office:meta>
</office:document-meta>
</file>